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170" officeooo:paragraph-rsid="000841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och 0</text:p>
      <text:p text:style-name="P1"><text:tab/>Epoch took 34.41495203971863 seconds</text:p>
      <text:p text:style-name="P1">Test accuracy on legitimate test examples: 0.6438</text:p>
      <text:p text:style-name="P1">Epoch 1</text:p>
      <text:p text:style-name="P1"><text:tab/>Epoch took 34.420063495635986 seconds</text:p>
      <text:p text:style-name="P1">Test accuracy on legitimate test examples: 0.7367</text:p>
      <text:p text:style-name="P1">Epoch 2</text:p>
      <text:p text:style-name="P1"><text:tab/>Epoch took 34.35846924781799 seconds</text:p>
      <text:p text:style-name="P1">Test accuracy on legitimate test examples: 0.7424</text:p>
      <text:p text:style-name="P1">Epoch 3</text:p>
      <text:p text:style-name="P1"><text:tab/>Epoch took 34.568636417388916 seconds</text:p>
      <text:p text:style-name="P1">Test accuracy on legitimate test examples: 0.7484</text:p>
      <text:p text:style-name="P1">Epoch 4</text:p>
      <text:p text:style-name="P1"><text:tab/>Epoch took 33.91399121284485 seconds</text:p>
      <text:p text:style-name="P1">Test accuracy on legitimate test examples: 0.7508</text:p>
      <text:p text:style-name="P1">Epoch 5</text:p>
      <text:p text:style-name="P1"><text:tab/>Epoch took 33.50722289085388 seconds</text:p>
      <text:p text:style-name="P1">Test accuracy on legitimate test examples: 0.7499</text:p>
      <text:p text:style-name="P1">Epoch 6</text:p>
      <text:p text:style-name="P1"><text:tab/>Epoch took 32.429654598236084 seconds</text:p>
      <text:p text:style-name="P1">Test accuracy on legitimate test examples: 0.7531</text:p>
      <text:p text:style-name="P1">Epoch 7</text:p>
      <text:p text:style-name="P1"><text:tab/>Epoch took 32.30720257759094 seconds</text:p>
      <text:p text:style-name="P1">Test accuracy on legitimate test examples: 0.748</text:p>
      <text:p text:style-name="P1">Epoch 8</text:p>
      <text:p text:style-name="P1"><text:tab/>Epoch took 32.31529426574707 seconds</text:p>
      <text:p text:style-name="P1">Test accuracy on legitimate test examples: 0.7514</text:p>
      <text:p text:style-name="P1">Epoch 9</text:p>
      <text:p text:style-name="P1"><text:tab/>Epoch took 32.37787413597107 seconds</text:p>
      <text:p text:style-name="P1">Test accuracy on legitimate test examples: 0.7564</text:p>
      <text:p text:style-name="P1">Epoch 10</text:p>
      <text:p text:style-name="P1"><text:tab/>Epoch took 32.95803904533386 seconds</text:p>
      <text:p text:style-name="P1">Test accuracy on legitimate test examples: 0.7558</text:p>
      <text:p text:style-name="P1">Epoch 11</text:p>
      <text:p text:style-name="P1"><text:tab/>Epoch took 32.78019165992737 seconds</text:p>
      <text:p text:style-name="P1">Test accuracy on legitimate test examples: 0.7565</text:p>
      <text:p text:style-name="P1">Epoch 12</text:p>
      <text:p text:style-name="P1"><text:tab/>Epoch took 32.63278603553772 seconds</text:p>
      <text:p text:style-name="P1">Test accuracy on legitimate test examples: 0.7496</text:p>
      <text:p text:style-name="P1">Epoch 13</text:p>
      <text:p text:style-name="P1"><text:tab/>Epoch took 32.868791580200195 seconds</text:p>
      <text:p text:style-name="P1">Test accuracy on legitimate test examples: 0.7595</text:p>
      <text:p text:style-name="P1">Epoch 14</text:p>
      <text:p text:style-name="P1"><text:tab/>Epoch took 32.363433837890625 seconds</text:p>
      <text:p text:style-name="P1">Test accuracy on legitimate test examples: 0.7599</text:p>
      <text:p text:style-name="P1">Epoch 15</text:p>
      <text:p text:style-name="P1"><text:tab/>Epoch took 32.4467887878418 seconds</text:p>
      <text:p text:style-name="P1">Test accuracy on legitimate test examples: 0.7575</text:p>
      <text:p text:style-name="P1">Epoch 16</text:p>
      <text:p text:style-name="P1"><text:tab/>Epoch took 32.83061385154724 seconds</text:p>
      <text:p text:style-name="P1">Test accuracy on legitimate test examples: 0.7574</text:p>
      <text:p text:style-name="P1"/>
      <text:p text:style-name="P1"><text:soft-page-break/>Epoch 17</text:p>
      <text:p text:style-name="P1"><text:tab/>Epoch took 32.80360531806946 seconds</text:p>
      <text:p text:style-name="P1">Test accuracy on legitimate test examples: 0.7528</text:p>
      <text:p text:style-name="P1">Epoch 18</text:p>
      <text:p text:style-name="P1"><text:tab/>Epoch took 32.728842973709106 seconds</text:p>
      <text:p text:style-name="P1">Test accuracy on legitimate test examples: 0.76</text:p>
      <text:p text:style-name="P1">Epoch 19</text:p>
      <text:p text:style-name="P1"><text:tab/>Epoch took 32.39705443382263 seconds</text:p>
      <text:p text:style-name="P1">Test accuracy on legitimate test examples: 0.7483</text:p>
      <text:p text:style-name="P1">Completed model training.</text:p>
      <text:p text:style-name="P1"/>
      <text:p text:style-name="P1">Test accuracy on adversarial examples: 0.5419</text:p>
      <text:p text:style-name="P1">Repeating the process, using adversarial training</text:p>
      <text:p text:style-name="P1">Epoch 0</text:p>
      <text:p text:style-name="P1"><text:tab/>Epoch took 67.79467678070068 seconds</text:p>
      <text:p text:style-name="P1">Test accuracy on legitimate test examples: 0.4557</text:p>
      <text:p text:style-name="P1">Test accuracy on adversarial examples: 0.2981</text:p>
      <text:p text:style-name="P1">Epoch 1</text:p>
      <text:p text:style-name="P1"><text:tab/>Epoch took 70.1294219493866 seconds</text:p>
      <text:p text:style-name="P1">Test accuracy on legitimate test examples: 0.4701</text:p>
      <text:p text:style-name="P1">Test accuracy on adversarial examples: 0.3347</text:p>
      <text:p text:style-name="P1">Epoch 2</text:p>
      <text:p text:style-name="P1"><text:tab/>Epoch took 70.2577896118164 seconds</text:p>
      <text:p text:style-name="P1">Test accuracy on legitimate test examples: 0.613</text:p>
      <text:p text:style-name="P1">Test accuracy on adversarial examples: 0.3803</text:p>
      <text:p text:style-name="P1">Epoch 3</text:p>
      <text:p text:style-name="P1"><text:tab/>Epoch took 71.51401615142822 seconds</text:p>
      <text:p text:style-name="P1">Test accuracy on legitimate test examples: 0.6206</text:p>
      <text:p text:style-name="P1">Test accuracy on adversarial examples: 0.4082</text:p>
      <text:p text:style-name="P1">Epoch 4</text:p>
      <text:p text:style-name="P1"><text:tab/>Epoch took 70.82084441184998 seconds</text:p>
      <text:p text:style-name="P1">Test accuracy on legitimate test examples: 0.6143</text:p>
      <text:p text:style-name="P1">Test accuracy on adversarial examples: 0.4395</text:p>
      <text:p text:style-name="P1">Epoch 5</text:p>
      <text:p text:style-name="P1"><text:tab/>Epoch took 71.30778408050537 seconds</text:p>
      <text:p text:style-name="P1">Test accuracy on legitimate test examples: 0.63</text:p>
      <text:p text:style-name="P1">Test accuracy on adversarial examples: 0.4415</text:p>
      <text:p text:style-name="P1">Epoch 6</text:p>
      <text:p text:style-name="P1"><text:tab/>Epoch took 69.50945115089417 seconds</text:p>
      <text:p text:style-name="P1">Test accuracy on legitimate test examples: 0.6237</text:p>
      <text:p text:style-name="P1">Test accuracy on adversarial examples: 0.4508</text:p>
      <text:p text:style-name="P1">Epoch 7</text:p>
      <text:p text:style-name="P1"><text:tab/>Epoch took 69.25302004814148 seconds</text:p>
      <text:p text:style-name="P1">Test accuracy on legitimate test examples: 0.6273</text:p>
      <text:p text:style-name="P1">Test accuracy on adversarial examples: 0.4644</text:p>
      <text:p text:style-name="P1">Epoch 8</text:p>
      <text:p text:style-name="P1"><text:tab/>Epoch took 69.29900169372559 seconds</text:p>
      <text:p text:style-name="P1">Test accuracy on legitimate test examples: 0.6312</text:p>
      <text:p text:style-name="P1">Test accuracy on adversarial examples: 0.4978</text:p>
      <text:p text:style-name="P1"/>
      <text:p text:style-name="P1"/>
      <text:p text:style-name="P1"/>
      <text:p text:style-name="P1"><text:soft-page-break/>Epoch 9</text:p>
      <text:p text:style-name="P1"><text:tab/>Epoch took 68.12612390518188 seconds</text:p>
      <text:p text:style-name="P1">Test accuracy on legitimate test examples: 0.6336</text:p>
      <text:p text:style-name="P1">Test accuracy on adversarial examples: 0.4912</text:p>
      <text:p text:style-name="P1">Epoch 10</text:p>
      <text:p text:style-name="P1"><text:tab/>Epoch took 71.62605619430542 seconds</text:p>
      <text:p text:style-name="P1">Test accuracy on legitimate test examples: 0.6331</text:p>
      <text:p text:style-name="P1">Test accuracy on adversarial examples: 0.4949</text:p>
      <text:p text:style-name="P1">Epoch 11</text:p>
      <text:p text:style-name="P1"><text:tab/>Epoch took 68.36851668357849 seconds</text:p>
      <text:p text:style-name="P1">Test accuracy on legitimate test examples: 0.6243</text:p>
      <text:p text:style-name="P1">Test accuracy on adversarial examples: 0.4921</text:p>
      <text:p text:style-name="P1">Epoch 12</text:p>
      <text:p text:style-name="P1"><text:tab/>Epoch took 68.0360906124115 seconds</text:p>
      <text:p text:style-name="P1">Test accuracy on legitimate test examples: 0.632</text:p>
      <text:p text:style-name="P1">Test accuracy on adversarial examples: 0.511</text:p>
      <text:p text:style-name="P1">Epoch 13</text:p>
      <text:p text:style-name="P1"><text:tab/>Epoch took 67.70312905311584 seconds</text:p>
      <text:p text:style-name="P1">Test accuracy on legitimate test examples: 0.6259</text:p>
      <text:p text:style-name="P1">Test accuracy on adversarial examples: 0.491</text:p>
      <text:p text:style-name="P1">Epoch 14</text:p>
      <text:p text:style-name="P1"><text:tab/>Epoch took 67.28481006622314 seconds</text:p>
      <text:p text:style-name="P1">Test accuracy on legitimate test examples: 0.6322</text:p>
      <text:p text:style-name="P1">Test accuracy on adversarial examples: 0.517</text:p>
      <text:p text:style-name="P1">Epoch 15</text:p>
      <text:p text:style-name="P1"><text:tab/>Epoch took 67.90965342521667 seconds</text:p>
      <text:p text:style-name="P1">Test accuracy on legitimate test examples: 0.6323</text:p>
      <text:p text:style-name="P1">Test accuracy on adversarial examples: 0.5041</text:p>
      <text:p text:style-name="P1">Epoch 16</text:p>
      <text:p text:style-name="P1"><text:tab/>Epoch took 67.17039656639099 seconds</text:p>
      <text:p text:style-name="P1">Test accuracy on legitimate test examples: 0.635</text:p>
      <text:p text:style-name="P1">Test accuracy on adversarial examples: 0.525</text:p>
      <text:p text:style-name="P1">Epoch 17</text:p>
      <text:p text:style-name="P1"><text:tab/>Epoch took 67.71659588813782 seconds</text:p>
      <text:p text:style-name="P1">Test accuracy on legitimate test examples: 0.6408</text:p>
      <text:p text:style-name="P1">Test accuracy on adversarial examples: 0.5391</text:p>
      <text:p text:style-name="P1">Epoch 18</text:p>
      <text:p text:style-name="P1"><text:tab/>Epoch took 67.60057711601257 seconds</text:p>
      <text:p text:style-name="P1">Test accuracy on legitimate test examples: 0.6397</text:p>
      <text:p text:style-name="P1">Test accuracy on adversarial examples: 0.5331</text:p>
      <text:p text:style-name="P1">Epoch 19</text:p>
      <text:p text:style-name="P1"><text:tab/>Epoch took 68.67114496231079 seconds</text:p>
      <text:p text:style-name="P1">Test accuracy on legitimate test examples: 0.7276</text:p>
      <text:p text:style-name="P1">Test accuracy on adversarial examples: 0.5864</text:p>
      <text:p text:style-name="P1">Completed model trai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7:26:03.516098319</meta:creation-date>
    <dc:date>2017-04-28T17:26:39.951396691</dc:date>
    <meta:editing-duration>PT36S</meta:editing-duration>
    <meta:editing-cycles>1</meta:editing-cycles>
    <meta:document-statistic meta:table-count="0" meta:image-count="0" meta:object-count="0" meta:page-count="3" meta:paragraph-count="144" meta:word-count="658" meta:character-count="4774" meta:non-whitespace-character-count="4220"/>
    <meta:generator>LibreOffice/5.1.6.2$Linux_X86_64 LibreOffice_project/10m0$Build-2</meta:generator>
  </office:meta>
</office:document-meta>
</file>